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ize="10.5pt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%|██████████| 4433/4433 [03:46&lt;00:00, 19.73it/s]</text:p>
      <text:p text:style-name="P3">100%|██████████| 494/494 [00:11&lt;00:00, 42.15it/s]</text:p>
      <text:p text:style-name="P2"/>
      <text:p text:style-name="P4"><text:s/><text:span text:style-name="T1">Epoch 1:</text:span></text:p>
      <text:p text:style-name="P4"><text:s text:c="9"/><text:span text:style-name="T1">Train Loss: 0.061</text:span></text:p>
      <text:p text:style-name="P4"><text:s text:c="9"/><text:span text:style-name="T1">Validation Loss: 0.409</text:span></text:p>
      <text:p text:style-name="P5"/>
      <text:p text:style-name="P1">100%|██████████| 4433/4433 [03:47&lt;00:00, 19.50it/s]</text:p>
      <text:p text:style-name="P3">100%|██████████| 494/494 [00:11&lt;00:00, 42.65it/s]</text:p>
      <text:p text:style-name="P2"/>
      <text:p text:style-name="P4"><text:s/><text:span text:style-name="T1">Epoch 2:</text:span></text:p>
      <text:p text:style-name="P4"><text:s text:c="9"/><text:span text:style-name="T1">Train Loss: 0.04</text:span></text:p>
      <text:p text:style-name="P4"><text:s text:c="9"/><text:span text:style-name="T1">Validation Loss: 0.416</text:span></text:p>
      <text:p text:style-name="P5"/>
      <text:p text:style-name="P1">100%|██████████| 4433/4433 [03:44&lt;00:00, 19.71it/s]</text:p>
      <text:p text:style-name="P3">100%|██████████| 494/494 [00:11&lt;00:00, 42.95it/s]</text:p>
      <text:p text:style-name="P2"/>
      <text:p text:style-name="P4"><text:s/><text:span text:style-name="T1">Epoch 3:</text:span></text:p>
      <text:p text:style-name="P4"><text:s text:c="9"/><text:span text:style-name="T1">Train Loss: 0.027</text:span></text:p>
      <text:p text:style-name="P4"><text:s text:c="9"/><text:span text:style-name="T1">Validation Loss: 0.449</text:span></text:p>
      <text:p text:style-name="P5"/>
      <text:p text:style-name="P1">100%|██████████| 4433/4433 [03:45&lt;00:00, 19.70it/s]</text:p>
      <text:p text:style-name="P3">100%|██████████| 494/494 [00:11&lt;00:00, 42.55it/s]</text:p>
      <text:p text:style-name="P2"/>
      <text:p text:style-name="P4"><text:s/><text:span text:style-name="T1">Epoch 4:</text:span></text:p>
      <text:p text:style-name="P4"><text:s text:c="9"/><text:span text:style-name="T1">Train Loss: 0.028</text:span></text:p>
      <text:p text:style-name="P4"><text:s text:c="9"/><text:span text:style-name="T1">Validation Loss: 0.486</text:span></text:p>
      <text:p text:style-name="P5"/>
      <text:p text:style-name="P1">100%|██████████| 4433/4433 [03:44&lt;00:00, 19.74it/s]</text:p>
      <text:p text:style-name="P3">100%|██████████| 494/494 [00:11&lt;00:00, 43.16it/s]</text:p>
      <text:p text:style-name="P2"/>
      <text:p text:style-name="P4"><text:s/><text:span text:style-name="T1">Epoch 5:</text:span></text:p>
      <text:p text:style-name="P4"><text:s text:c="9"/><text:span text:style-name="T1">Train Loss: 0.019</text:span></text:p>
      <text:p text:style-name="P4"><text:s text:c="9"/><text:span text:style-name="T1">Validation Loss: 0.426</text:span></text:p>
      <text:p text:style-name="P5"/>
      <text:p text:style-name="P1">100%|██████████| 4433/4433 [03:45&lt;00:00, 19.69it/s]</text:p>
      <text:p text:style-name="P3">100%|██████████| 494/494 [00:11&lt;00:00, 42.03it/s]</text:p>
      <text:p text:style-name="P2"/>
      <text:p text:style-name="P4"><text:s/><text:span text:style-name="T1">Epoch 6:</text:span></text:p>
      <text:p text:style-name="P4"><text:s text:c="9"/><text:span text:style-name="T1">Train Loss: 0.017</text:span></text:p>
      <text:p text:style-name="P4"><text:s text:c="9"/><text:span text:style-name="T1">Validation Loss: 0.389</text:span></text:p>
      <text:p text:style-name="P5"/>
      <text:p text:style-name="P1">100%|██████████| 4433/4433 [03:44&lt;00:00, 19.73it/s]</text:p>
      <text:p text:style-name="P3">100%|██████████| 494/494 [00:11&lt;00:00, 42.89it/s]</text:p>
      <text:p text:style-name="P2"/>
      <text:p text:style-name="P4"><text:s/><text:span text:style-name="T1">Epoch 7:</text:span></text:p>
      <text:p text:style-name="P4"><text:s text:c="9"/><text:span text:style-name="T1">Train Loss: 0.014</text:span></text:p>
      <text:p text:style-name="P4"><text:s text:c="9"/><text:span text:style-name="T1">Validation Loss: 0.37</text:span></text:p>
      <text:p text:style-name="P5"/>
      <text:p text:style-name="P1">100%|██████████| 4433/4433 [03:44&lt;00:00, 19.73it/s]</text:p>
      <text:p text:style-name="P3">100%|██████████| 494/494 [00:11&lt;00:00, 43.16it/s]</text:p>
      <text:p text:style-name="P2"/>
      <text:p text:style-name="P4"><text:s/><text:span text:style-name="T1">Epoch 8:</text:span></text:p>
      <text:p text:style-name="P4"><text:s text:c="9"/><text:span text:style-name="T1">Train Loss: 0.014</text:span></text:p>
      <text:p text:style-name="P4"><text:s text:c="9"/><text:span text:style-name="T1">Validation Loss: 0.39</text:span></text:p>
      <text:p text:style-name="P5"/>
      <text:p text:style-name="P1">100%|██████████| 4433/4433 [03:44&lt;00:00, 19.72it/s]</text:p>
      <text:p text:style-name="P3">100%|██████████| 494/494 [00:11&lt;00:00, 41.66it/s]</text:p>
      <text:p text:style-name="P2"/>
      <text:p text:style-name="P4"><text:s/><text:span text:style-name="T1">Epoch 9:</text:span></text:p>
      <text:p text:style-name="P4"><text:s text:c="9"/><text:span text:style-name="T1">Train Loss: 0.016</text:span></text:p>
      <text:p text:style-name="P4"><text:s text:c="9"/><text:span text:style-name="T1">Validation Loss: 0.467</text:span></text:p>
      <text:p text:style-name="P5"><text:soft-page-break/></text:p>
      <text:p text:style-name="P1">100%|██████████| 4433/4433 [03:47&lt;00:00, 19.29it/s]</text:p>
      <text:p text:style-name="P3">100%|██████████| 494/494 [00:11&lt;00:00, 41.80it/s]</text:p>
      <text:p text:style-name="P2"/>
      <text:p text:style-name="P4"><text:s/><text:span text:style-name="T1">Epoch 10:</text:span></text:p>
      <text:p text:style-name="P4"><text:s text:c="9"/><text:span text:style-name="T1">Train Loss: 0.012</text:span></text:p>
      <text:p text:style-name="P4"><text:s text:c="9"/><text:span text:style-name="T1">Validation Loss: 0.352</text:span></text:p>
      <text:p text:style-name="P5"/>
      <text:p text:style-name="P1">100%|██████████| 4433/4433 [03:46&lt;00:00, 19.54it/s]</text:p>
      <text:p text:style-name="P3">100%|██████████| 494/494 [00:11&lt;00:00, 41.71it/s]</text:p>
      <text:p text:style-name="P2"/>
      <text:p text:style-name="P4"><text:s/><text:span text:style-name="T1">Epoch 11:</text:span></text:p>
      <text:p text:style-name="P4"><text:s text:c="9"/><text:span text:style-name="T1">Train Loss: 0.015</text:span></text:p>
      <text:p text:style-name="P4"><text:s text:c="9"/><text:span text:style-name="T1">Validation Loss: 0.366</text:span></text:p>
      <text:p text:style-name="P5"/>
      <text:p text:style-name="P1">100%|██████████| 4433/4433 [03:48&lt;00:00, 19.42it/s]</text:p>
      <text:p text:style-name="P3">100%|██████████| 494/494 [00:12&lt;00:00, 41.10it/s]</text:p>
      <text:p text:style-name="P2"/>
      <text:p text:style-name="P4"><text:s/><text:span text:style-name="T1">Epoch 12:</text:span></text:p>
      <text:p text:style-name="P4"><text:s text:c="9"/><text:span text:style-name="T1">Train Loss: 0.013</text:span></text:p>
      <text:p text:style-name="P4"><text:s text:c="9"/><text:span text:style-name="T1">Validation Loss: 0.37</text:span></text:p>
      <text:p text:style-name="P5"/>
      <text:p text:style-name="P1">100%|██████████| 4433/4433 [03:45&lt;00:00, 19.08it/s]</text:p>
      <text:p text:style-name="P3">100%|██████████| 494/494 [00:11&lt;00:00, 43.21it/s]</text:p>
      <text:p text:style-name="P2"/>
      <text:p text:style-name="P4"><text:s/><text:span text:style-name="T1">Epoch 13:</text:span></text:p>
      <text:p text:style-name="P4"><text:s text:c="9"/><text:span text:style-name="T1">Train Loss: 0.012</text:span></text:p>
      <text:p text:style-name="P4"><text:s text:c="9"/><text:span text:style-name="T1">Validation Loss: 0.351</text:span></text:p>
      <text:p text:style-name="P5"/>
      <text:p text:style-name="P1">100%|██████████| 4433/4433 [03:44&lt;00:00, 19.70it/s]</text:p>
      <text:p text:style-name="P3">100%|██████████| 494/494 [00:11&lt;00:00, 41.62it/s]</text:p>
      <text:p text:style-name="P2"/>
      <text:p text:style-name="P4"><text:s/><text:span text:style-name="T1">Epoch 14:</text:span></text:p>
      <text:p text:style-name="P4"><text:s text:c="9"/><text:span text:style-name="T1">Train Loss: 0.012</text:span></text:p>
      <text:p text:style-name="P4"><text:s text:c="9"/><text:span text:style-name="T1">Validation Loss: 0.359</text:span></text:p>
      <text:p text:style-name="P5"/>
      <text:p text:style-name="P1">100%|██████████| 4433/4433 [03:45&lt;00:00, 19.05it/s]</text:p>
      <text:p text:style-name="P3">100%|██████████| 494/494 [00:11&lt;00:00, 42.15it/s]</text:p>
      <text:p text:style-name="P2"/>
      <text:p text:style-name="P4"><text:s/><text:span text:style-name="T1">Epoch 15:</text:span></text:p>
      <text:p text:style-name="P4"><text:s text:c="9"/><text:span text:style-name="T1">Train Loss: 0.013</text:span></text:p>
      <text:p text:style-name="P4"><text:s text:c="9"/><text:span text:style-name="T1">Validation Loss: 0.444</text:span></text:p>
      <text:p text:style-name="P5"/>
      <text:p text:style-name="P1">100%|██████████| 4433/4433 [03:45&lt;00:00, 19.67it/s]</text:p>
      <text:p text:style-name="P3">100%|██████████| 494/494 [00:11&lt;00:00, 41.83it/s]</text:p>
      <text:p text:style-name="P2"/>
      <text:p text:style-name="P4"><text:s/><text:span text:style-name="T1">Epoch 16:</text:span></text:p>
      <text:p text:style-name="P4"><text:s text:c="9"/><text:span text:style-name="T1">Train Loss: 0.015</text:span></text:p>
      <text:p text:style-name="P4"><text:s text:c="9"/><text:span text:style-name="T1">Validation Loss: 0.36</text:span></text:p>
      <text:p text:style-name="P5"/>
      <text:p text:style-name="P1">100%|██████████| 4433/4433 [03:45&lt;00:00, 19.68it/s]</text:p>
      <text:p text:style-name="P3">100%|██████████| 494/494 [00:12&lt;00:00, 39.91it/s]</text:p>
      <text:p text:style-name="P2"/>
      <text:p text:style-name="P4"><text:s/><text:span text:style-name="T1">Epoch 17:</text:span></text:p>
      <text:p text:style-name="P4"><text:s text:c="9"/><text:span text:style-name="T1">Train Loss: 0.011</text:span></text:p>
      <text:p text:style-name="P4"><text:s text:c="9"/><text:span text:style-name="T1">Validation Loss: 0.377</text:span></text:p>
      <text:p text:style-name="P5"/>
      <text:p text:style-name="P1">100%|██████████| 4433/4433 [03:44&lt;00:00, 19.68it/s]</text:p>
      <text:p text:style-name="P3">100%|██████████| 494/494 [00:11&lt;00:00, 41.34it/s]</text:p>
      <text:p text:style-name="P2"/>
      <text:p text:style-name="P4"><text:s/><text:span text:style-name="T1">Epoch 18:</text:span></text:p>
      <text:p text:style-name="P4"><text:s text:c="9"/><text:span text:style-name="T1">Train Loss: 0.011</text:span></text:p>
      <text:p text:style-name="P4"><text:soft-page-break/><text:s text:c="9"/><text:span text:style-name="T1">Validation Loss: </text:span><text:span text:style-name="T2">0.348</text:span></text:p>
      <text:p text:style-name="P5"/>
      <text:p text:style-name="P1">100%|██████████| 4433/4433 [03:44&lt;00:00, 19.72it/s]</text:p>
      <text:p text:style-name="P3">100%|██████████| 494/494 [00:12&lt;00:00, 40.92it/s]</text:p>
      <text:p text:style-name="P2"/>
      <text:p text:style-name="P4"><text:s/><text:span text:style-name="T1">Epoch 19:</text:span></text:p>
      <text:p text:style-name="P4"><text:s text:c="9"/><text:span text:style-name="T1">Train Loss: 0.012</text:span></text:p>
      <text:p text:style-name="P4"><text:s text:c="9"/><text:span text:style-name="T1">Validation Loss: 0.416</text:span></text:p>
      <text:p text:style-name="P5"/>
      <text:p text:style-name="P1">100%|██████████| 4433/4433 [03:44&lt;00:00, 19.77it/s]</text:p>
      <text:p text:style-name="P3">100%|██████████| 494/494 [00:12&lt;00:00, 39.93it/s]</text:p>
      <text:p text:style-name="P2"/>
      <text:p text:style-name="P4"><text:s/><text:span text:style-name="T1">Epoch 20:</text:span></text:p>
      <text:p text:style-name="P4"><text:s text:c="9"/><text:span text:style-name="T1">Train Loss: 0.012</text:span></text:p>
      <text:p text:style-name="P4"><text:s text:c="9"/><text:span text:style-name="T1">Validation Loss: 0.36</text:span></text:p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2-03T21:34:44.610796897</dc:date>
    <meta:editing-duration>PT7H30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320" meta:character-count="3326" meta:non-whitespace-character-count="2725"/>
  </office:meta>
</office:document-meta>
</file>